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iberation Sans3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876cm" fo:min-width="0.434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0000" draw:marker-start-width="0.355cm" draw:marker-end-width="0.35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svg:stroke-color="#000000" draw:marker-start-width="0.355cm" draw:marker-end-width="0.355cm" draw:fill="solid" draw:fill-color="#00800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name="Times New Roman1" fo:font-size="18pt" style:font-size-asian="18pt" style:font-size-complex="18pt"/>
    </style:style>
    <style:style style:name="P4" style:family="paragraph">
      <style:text-properties style:font-name="Times New Roman2"/>
    </style:style>
    <style:style style:name="P5" style:family="paragraph">
      <style:text-properties style:font-name="Times New Roman2" fo:font-size="18pt" style:font-size-asian="18pt" style:font-size-complex="18pt"/>
    </style:style>
    <style:style style:name="P6" style:family="paragraph">
      <style:paragraph-properties fo:text-align="center"/>
      <style:text-properties fo:color="#000000" style:font-name="Symbol" fo:font-style="italic" style:font-style-asian="italic" style:font-style-complex="italic"/>
    </style:style>
    <style:style style:name="P7" style:family="paragraph">
      <style:paragraph-properties fo:text-align="center"/>
      <style:text-properties fo:color="#ff0000" style:font-name="Times New Roman2" fo:font-style="italic" style:font-style-asian="italic" style:font-style-complex="italic"/>
    </style:style>
    <style:style style:name="T1" style:family="text">
      <style:text-properties style:font-name="Symbol"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font-name="Times New Roman1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b 58%" style:font-name="Times New Roman1" fo:font-size="18pt" style:font-size-asian="18pt" style:font-size-complex="18pt"/>
    </style:style>
    <style:style style:name="T4" style:family="text">
      <style:text-properties style:text-position="sub 58%" style:font-name="Times New Roman1"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text-position="sub 58%" style:font-name="Times New Roman1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Times New Roman2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000000" style:font-name="Symbol" fo:font-style="italic" style:font-style-asian="italic" style:font-style-complex="italic"/>
    </style:style>
    <style:style style:name="T8" style:family="text">
      <style:text-properties fo:color="#ff0000" style:font-name="Symbol" fo:font-style="italic" style:font-style-asian="italic" style:font-style-complex="italic"/>
    </style:style>
    <style:style style:name="T9" style:family="text">
      <style:text-properties fo:color="#ff0000" style:text-position="sub 58%" style:font-name="Times New Roman2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1.27cm" svg:height="1.27cm" svg:x="15.0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32cm" svg:height="1.081cm" svg:x="15.225cm" svg:y="6.834cm">
          <draw:text-box>
            <text:p><text:span text:style-name="T1">q</text:span></text:p>
          </draw:text-box>
        </draw:frame>
        <draw:custom-shape draw:style-name="gr1" draw:text-style-name="P1" xml:id="id3" draw:id="id3" draw:layer="layout" svg:width="1.27cm" svg:height="1.27cm" svg:x="8.64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34cm" svg:height="1.165cm" svg:x="8.845cm" svg:y="3.508cm">
          <draw:text-box>
            <text:p><text:span text:style-name="T2">z</text:span><text:span text:style-name="T3">1</text:span></text:p>
          </draw:text-box>
        </draw:frame>
        <draw:custom-shape draw:style-name="gr1" draw:text-style-name="P1" xml:id="id1" draw:id="id1" draw:layer="layout" svg:width="1.27cm" svg:height="1.27cm" svg:x="8.64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34cm" svg:height="1.165cm" svg:x="8.845cm" svg:y="5.667cm">
          <draw:text-box>
            <text:p><text:span text:style-name="T2">z</text:span><text:span text:style-name="T4">2</text:span></text:p>
          </draw:text-box>
        </draw:frame>
        <draw:custom-shape draw:style-name="gr1" draw:text-style-name="P1" xml:id="id5" draw:id="id5" draw:layer="layout" svg:width="1.27cm" svg:height="1.27cm" svg:x="8.64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34cm" svg:height="1.165cm" svg:x="8.845cm" svg:y="7.826cm">
          <draw:text-box>
            <text:p><text:span text:style-name="T2">z</text:span><text:span text:style-name="T3">3</text:span></text:p>
          </draw:text-box>
        </draw:frame>
        <draw:custom-shape draw:style-name="gr1" draw:text-style-name="P1" xml:id="id7" draw:id="id7" draw:layer="layout" svg:width="1.27cm" svg:height="1.27cm" svg:x="8.64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34cm" svg:height="1.165cm" svg:x="8.845cm" svg:y="9.985cm">
          <draw:text-box>
            <text:p><text:span text:style-name="T2">z</text:span><text:span text:style-name="T5">n</text:span></text:p>
          </draw:text-box>
        </draw:frame>
        <draw:g>
          <draw:custom-shape draw:style-name="gr4" draw:text-style-name="P1" draw:layer="layout" svg:width="0.153cm" svg:height="0.133cm" svg:x="9.208cm" svg:y="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2cm" svg:x="9.208cm" svg:y="9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53cm" svg:height="0.133cm" svg:x="9.208cm" svg:y="9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xml:id="id4" draw:id="id4" draw:layer="layout" svg:width="0.508cm" svg:height="0.508cm" svg:x="11.966cm" svg:y="3.8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0.508cm" svg:height="0.508cm" svg:x="11.966cm" svg:y="6.0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508cm" svg:height="0.508cm" svg:x="11.966cm" svg:y="8.1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0.508cm" svg:height="0.508cm" svg:x="11.966cm" svg:y="10.34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.91cm" svg:y1="6.283cm" svg:x2="11.966cm" svg:y2="6.283cm" draw:start-shape="id1" draw:start-glue-point="10" draw:end-shape="id2" draw:end-glue-point="3" svg:d="M9910 6283h2056" svg:viewBox="0 0 2057 1">
          <text:p/>
        </draw:connector>
        <draw:connector draw:style-name="gr6" draw:text-style-name="P1" draw:layer="layout" draw:type="line" svg:x1="9.91cm" svg:y1="4.124cm" svg:x2="11.966cm" svg:y2="4.148cm" draw:start-shape="id3" draw:start-glue-point="10" draw:end-shape="id4" draw:end-glue-point="3" svg:d="M9910 4124l2056 24" svg:viewBox="0 0 2057 25">
          <text:p/>
        </draw:connector>
        <draw:connector draw:style-name="gr6" draw:text-style-name="P1" draw:layer="layout" draw:type="line" svg:x1="9.91cm" svg:y1="8.442cm" svg:x2="11.966cm" svg:y2="8.448cm" draw:start-shape="id5" draw:start-glue-point="10" draw:end-shape="id6" draw:end-glue-point="3" svg:d="M9910 8442l2056 6" svg:viewBox="0 0 2057 7">
          <text:p/>
        </draw:connector>
        <draw:connector draw:style-name="gr6" draw:text-style-name="P1" draw:layer="layout" draw:type="line" svg:x1="9.91cm" svg:y1="10.601cm" svg:x2="11.966cm" svg:y2="10.601cm" draw:start-shape="id7" draw:start-glue-point="10" draw:end-shape="id8" draw:end-glue-point="3" svg:d="M9910 10601h2056" svg:viewBox="0 0 2057 1">
          <text:p/>
        </draw:connector>
        <draw:connector draw:style-name="gr6" draw:text-style-name="P1" draw:layer="layout" draw:type="line" svg:x1="12.474cm" svg:y1="4.148cm" svg:x2="15.02cm" svg:y2="7.35cm" draw:start-shape="id4" draw:start-glue-point="1" draw:end-shape="id9" draw:end-glue-point="6" svg:d="M12474 4148l2546 3202" svg:viewBox="0 0 2547 3203">
          <text:p/>
        </draw:connector>
        <draw:connector draw:style-name="gr6" draw:text-style-name="P1" draw:layer="layout" draw:type="line" svg:x1="12.474cm" svg:y1="10.601cm" svg:x2="15.02cm" svg:y2="7.35cm" draw:start-shape="id8" draw:start-glue-point="1" draw:end-shape="id9" draw:end-glue-point="6" svg:d="M12474 10601l2546-3251" svg:viewBox="0 0 2547 3252">
          <text:p/>
        </draw:connector>
        <draw:connector draw:style-name="gr6" draw:text-style-name="P1" draw:layer="layout" draw:type="line" svg:x1="12.474cm" svg:y1="6.283cm" svg:x2="15.02cm" svg:y2="7.35cm" draw:start-shape="id2" draw:start-glue-point="1" draw:end-shape="id9" draw:end-glue-point="6" svg:d="M12474 6283l2546 1067" svg:viewBox="0 0 2547 1068">
          <text:p/>
        </draw:connector>
        <draw:connector draw:style-name="gr6" draw:text-style-name="P1" draw:layer="layout" draw:type="line" svg:x1="12.474cm" svg:y1="8.448cm" svg:x2="15.02cm" svg:y2="7.35cm" draw:start-shape="id6" draw:start-glue-point="1" draw:end-shape="id9" draw:end-glue-point="6" svg:d="M12474 8448l2546-1098" svg:viewBox="0 0 2547 1099">
          <text:p/>
        </draw:connector>
        <draw:custom-shape draw:style-name="gr7" draw:text-style-name="P1" xml:id="id10" draw:id="id10" draw:layer="layout" svg:width="0.508cm" svg:height="0.508cm" svg:x="18.266cm" svg:y="7.094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6.29cm" svg:y1="7.35cm" svg:x2="18.266cm" svg:y2="7.348cm" draw:start-shape="id9" draw:start-glue-point="10" draw:end-shape="id10" draw:end-glue-point="3" svg:d="M16290 7350l1976-2" svg:viewBox="0 0 1977 3">
          <text:p/>
        </draw:connector>
        <draw:custom-shape draw:style-name="gr5" draw:text-style-name="P1" xml:id="id11" draw:id="id11" draw:layer="layout" svg:width="0.508cm" svg:height="0.508cm" svg:x="6.066cm" svg:y="3.894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74cm" svg:y1="4.148cm" svg:x2="8.64cm" svg:y2="4.124cm" draw:start-shape="id11" draw:start-glue-point="1" draw:end-shape="id3" draw:end-glue-point="6" svg:d="M6574 4148l2066-24" svg:viewBox="0 0 2067 25">
          <text:p/>
        </draw:connector>
        <draw:custom-shape draw:style-name="gr5" draw:text-style-name="P1" xml:id="id12" draw:id="id12" draw:layer="layout" svg:width="0.508cm" svg:height="0.508cm" svg:x="6.059cm" svg:y="6.029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67cm" svg:y1="6.283cm" svg:x2="8.633cm" svg:y2="6.259cm" draw:start-shape="id12" draw:start-glue-point="1" svg:d="M6567 6283l2066-24" svg:viewBox="0 0 2067 25">
          <text:p/>
        </draw:connector>
        <draw:custom-shape draw:style-name="gr5" draw:text-style-name="P1" xml:id="id13" draw:id="id13" draw:layer="layout" svg:width="0.508cm" svg:height="0.508cm" svg:x="6.059cm" svg:y="8.188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67cm" svg:y1="8.442cm" svg:x2="8.633cm" svg:y2="8.418cm" draw:start-shape="id13" draw:start-glue-point="1" svg:d="M6567 8442l2066-24" svg:viewBox="0 0 2067 25">
          <text:p/>
        </draw:connector>
        <draw:custom-shape draw:style-name="gr5" draw:text-style-name="P1" xml:id="id14" draw:id="id14" draw:layer="layout" svg:width="0.508cm" svg:height="0.508cm" svg:x="6.059cm" svg:y="10.34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567cm" svg:y1="10.601cm" svg:x2="8.633cm" svg:y2="10.577cm" draw:start-shape="id14" draw:start-glue-point="1" svg:d="M6567 10601l2066-24" svg:viewBox="0 0 2067 25">
          <text:p/>
        </draw:connector>
        <draw:custom-shape draw:style-name="gr1" draw:text-style-name="P1" xml:id="id15" draw:id="id15" draw:layer="layout" svg:width="1.27cm" svg:height="1.27cm" svg:x="2.221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0.786cm" svg:height="0.958cm" svg:x="2.526cm" svg:y="6.835cm">
          <draw:text-box>
            <text:p text:style-name="P4"><text:span text:style-name="T6">y</text:span></text:p>
          </draw:text-box>
        </draw:frame>
        <draw:connector draw:style-name="gr6" draw:text-style-name="P1" draw:layer="layout" draw:type="line" svg:x1="3.491cm" svg:y1="7.351cm" svg:x2="6.066cm" svg:y2="4.148cm" draw:start-shape="id15" draw:start-glue-point="10" draw:end-shape="id11" draw:end-glue-point="3" svg:d="M3491 7351l2575-3203" svg:viewBox="0 0 2576 3204">
          <text:p/>
        </draw:connector>
        <draw:connector draw:style-name="gr6" draw:text-style-name="P1" draw:layer="layout" draw:type="line" svg:x1="3.491cm" svg:y1="7.351cm" svg:x2="6.059cm" svg:y2="6.283cm" draw:start-shape="id15" draw:start-glue-point="10" draw:end-shape="id12" draw:end-glue-point="3" svg:d="M3491 7351l2568-1068" svg:viewBox="0 0 2569 1069">
          <text:p/>
        </draw:connector>
        <draw:connector draw:style-name="gr6" draw:text-style-name="P1" draw:layer="layout" draw:type="line" svg:x1="3.491cm" svg:y1="7.351cm" svg:x2="6.059cm" svg:y2="8.442cm" draw:start-shape="id15" draw:start-glue-point="10" draw:end-shape="id13" draw:end-glue-point="3" svg:d="M3491 7351l2568 1091" svg:viewBox="0 0 2569 1092">
          <text:p/>
        </draw:connector>
        <draw:connector draw:style-name="gr6" draw:text-style-name="P1" draw:layer="layout" draw:type="line" svg:x1="3.491cm" svg:y1="7.351cm" svg:x2="6.059cm" svg:y2="10.601cm" draw:start-shape="id15" draw:start-glue-point="10" draw:end-shape="id14" draw:end-glue-point="3" svg:d="M3491 7351l2568 3250" svg:viewBox="0 0 2569 3251">
          <text:p/>
        </draw:connector>
        <draw:frame draw:style-name="gr9" draw:text-style-name="P6" draw:layer="layout" svg:width="0.992cm" svg:height="1.139cm" svg:x="18.019cm" svg:y="6.155cm">
          <draw:text-box>
            <text:p text:style-name="P6"><text:span text:style-name="T7">p</text:span></text:p>
          </draw:text-box>
        </draw:frame>
        <draw:frame draw:style-name="gr9" draw:text-style-name="P7" draw:layer="layout" svg:width="1.15cm" svg:height="1.241cm" svg:x="5.719cm" svg:y="2.754cm">
          <draw:text-box>
            <text:p text:style-name="P7"><text:span text:style-name="T8">a</text:span><text:span text:style-name="T9">1</text:span></text:p>
          </draw:text-box>
        </draw:frame>
        <draw:frame draw:style-name="gr9" draw:text-style-name="P7" draw:layer="layout" svg:width="1.15cm" svg:height="1.241cm" svg:x="5.719cm" svg:y="4.955cm">
          <draw:text-box>
            <text:p text:style-name="P7"><text:span text:style-name="T8">a</text:span><text:span text:style-name="T9">2</text:span></text:p>
          </draw:text-box>
        </draw:frame>
        <draw:frame draw:style-name="gr9" draw:text-style-name="P7" draw:layer="layout" svg:width="1.15cm" svg:height="1.241cm" svg:x="5.719cm" svg:y="7.055cm">
          <draw:text-box>
            <text:p text:style-name="P7"><text:span text:style-name="T8">a</text:span><text:span text:style-name="T9">3</text:span></text:p>
          </draw:text-box>
        </draw:frame>
        <draw:frame draw:style-name="gr9" draw:text-style-name="P7" draw:layer="layout" svg:width="1.15cm" svg:height="1.241cm" svg:x="5.719cm" svg:y="9.255cm">
          <draw:text-box>
            <text:p text:style-name="P7"><text:span text:style-name="T8">a</text:span><text:span text:style-name="T9">n</text:span></text:p>
          </draw:text-box>
        </draw:frame>
        <draw:frame draw:style-name="gr9" draw:text-style-name="P7" draw:layer="layout" svg:width="1.15cm" svg:height="1.241cm" svg:x="11.619cm" svg:y="2.754cm">
          <draw:text-box>
            <text:p text:style-name="P7"><text:span text:style-name="T8">b</text:span><text:span text:style-name="T9">1</text:span></text:p>
          </draw:text-box>
        </draw:frame>
        <draw:frame draw:style-name="gr9" draw:text-style-name="P7" draw:layer="layout" svg:width="1.15cm" svg:height="1.241cm" svg:x="11.619cm" svg:y="4.955cm">
          <draw:text-box>
            <text:p text:style-name="P7"><text:span text:style-name="T8">b</text:span><text:span text:style-name="T9">2</text:span></text:p>
          </draw:text-box>
        </draw:frame>
        <draw:frame draw:style-name="gr9" draw:text-style-name="P7" draw:layer="layout" svg:width="1.15cm" svg:height="1.241cm" svg:x="11.619cm" svg:y="7.055cm">
          <draw:text-box>
            <text:p text:style-name="P7"><text:span text:style-name="T8">b</text:span><text:span text:style-name="T9">3</text:span></text:p>
          </draw:text-box>
        </draw:frame>
        <draw:frame draw:style-name="gr9" draw:text-style-name="P7" draw:layer="layout" svg:width="1.15cm" svg:height="1.241cm" svg:x="11.619cm" svg:y="9.255cm">
          <draw:text-box>
            <text:p text:style-name="P7"><text:span text:style-name="T8">b</text:span><text:span text:style-name="T9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imes New Roman1" svg:font-family="'Times New Roman'"/>
    <style:font-face style:name="Times New Roman2" svg:font-family="'Times New Roman'" style:font-family-generic="roman"/>
    <style:font-face style:name="Liberation Sans3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che </meta:initial-creator>
    <meta:creation-date>2015-12-04T14:48:31.721316019</meta:creation-date>
    <meta:generator>LibreOffice/4.2.8.2$Linux_X86_64 LibreOffice_project/420m0$Build-2</meta:generator>
    <dc:date>2015-12-10T09:18:44.235302648</dc:date>
    <dc:creator>roche </dc:creator>
    <meta:editing-duration>PT1H2M32S</meta:editing-duration>
    <meta:editing-cycles>19</meta:editing-cycles>
    <meta:document-statistic meta:object-count="51"/>
  </office:meta>
</office:document-meta>
</file>